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CompilationErrorListener.XslCompilationErrorListener( CompilerContext c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CompilationErrorListener.recover( short severity , TransformerException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lCompilationErrorListener.warning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lCompilationErrorListener.error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lCompilationErrorListener.fatalError( TransformerException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